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509cm" draw:marker-end-width="0.509cm" draw:fill="solid" draw:fill-color="#cc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draw:marker-start-width="0.509cm" draw:marker-end-width="0.509cm" draw:fill="solid" draw:fill-color="#ffffcc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524cm" svg:x="4.572cm" svg:y="3.175cm">
          <draw:glue-point draw:id="4" svg:x="-3.284cm" svg:y="5cm"/>
          <draw:glue-point draw:id="5" svg:x="3.001cm" svg:y="5cm"/>
          <text:p text:style-name="P1"><text:span text:style-name="T1">Dispatch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223cm" svg:height="1.524cm" svg:x="7.366cm" svg:y="11.303cm">
          <draw:glue-point draw:id="5" svg:x="0cm" svg:y="-5cm"/>
          <draw:glue-point draw:id="6" svg:x="-3.333cm" svg:y="-5cm"/>
          <draw:glue-point draw:id="7" svg:x="2.916cm" svg:y="-5cm"/>
          <draw:glue-point draw:id="8" svg:x="2.916cm" svg:y="5cm"/>
          <text:p text:style-name="P1"><text:span text:style-name="T1">Host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715cm" svg:height="1.524cm" svg:x="19.431cm" svg:y="11.811cm">
          <draw:glue-point draw:id="4" svg:x="2.778cm" svg:y="-5cm"/>
          <text:p text:style-name="P1"><text:span text:style-name="T1">JobSelectio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6.794cm" svg:y1="4.699cm" svg:x2="8.403cm" svg:y2="11.303cm" draw:start-shape="id1" draw:start-glue-point="2" draw:end-shape="id2" draw:end-glue-point="6" svg:d="m6794 4699v3302h1609v3302" svg:viewBox="0 0 1610 6605">
          <text:p/>
        </draw:connector>
        <draw:custom-shape draw:style-name="gr1" draw:text-style-name="P1" xml:id="id7" draw:id="id7" draw:layer="layout" svg:width="5.715cm" svg:height="1.524cm" svg:x="14.986cm" svg:y="14.859cm">
          <draw:glue-point draw:id="4" svg:x="-2.776cm" svg:y="5cm"/>
          <draw:glue-point draw:id="5" svg:x="3cm" svg:y="5cm"/>
          <draw:glue-point draw:id="6" svg:x="3cm" svg:y="-5cm"/>
          <text:p text:style-name="P1"><text:span text:style-name="T1">Worker U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715cm" svg:height="1.524cm" svg:x="12.7cm" svg:y="18.796cm">
          <text:p text:style-name="P1"><text:span text:style-name="T1">UI Widgets...</text:span></text:p>
          <draw:enhanced-geometry svg:viewBox="0 0 21600 21600" draw:extrusion="false" draw:extrusion-viewpoint="(3.472cm -3.472cm 25cm)" draw:extrusion-origin="0.5 -0.5" draw:extrusion-skew="50 -135" dr3d:projection="parallel" draw:type="rectangle" draw:enhanced-path="M 0 0 L 21600 0 21600 21600 0 21600 0 0 Z N"/>
        </draw:custom-shape>
        <draw:custom-shape draw:style-name="gr1" draw:text-style-name="P1" xml:id="id4" draw:id="id4" draw:layer="layout" svg:width="5.715cm" svg:height="1.524cm" svg:x="15.113cm" svg:y="5.842cm">
          <draw:glue-point draw:id="4" svg:x="-4.999cm" svg:y="-2.5cm"/>
          <draw:glue-point draw:id="5" svg:x="-4.999cm" svg:y="3.333cm"/>
          <text:p text:style-name="P1"><text:span text:style-name="T1">Utils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715cm" svg:height="1.524cm" svg:x="19.812cm" svg:y="2.413cm"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715cm" svg:height="1.524cm" svg:x="15.113cm" svg:y="9.525cm">
          <text:p text:style-name="P1"><text:span text:style-name="T1">Utils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715cm" svg:height="1.524cm" svg:x="2.54cm" svg:y="14.351cm">
          <text:p text:style-name="P1"><text:span text:style-name="T1">ClientConnection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335cm" svg:y1="4.699cm" svg:x2="5.397cm" svg:y2="14.351cm" draw:start-shape="id1" draw:start-glue-point="4" draw:end-shape="id3" draw:end-glue-point="0" svg:d="m5335 4699v4826h62v4826" svg:viewBox="0 0 63 9653">
          <text:p/>
        </draw:connector>
        <draw:connector draw:style-name="gr2" draw:text-style-name="P2" draw:layer="layout" svg:x1="10.477cm" svg:y1="11.303cm" svg:x2="15.114cm" svg:y2="6.223cm" draw:start-shape="id2" draw:start-glue-point="5" draw:end-shape="id4" draw:end-glue-point="4" svg:d="m10477 11303v-5080h4637" svg:viewBox="0 0 4638 5081">
          <text:p/>
        </draw:connector>
        <draw:connector draw:style-name="gr2" draw:text-style-name="P2" draw:layer="layout" svg:x1="17.97cm" svg:y1="9.525cm" svg:x2="17.97cm" svg:y2="7.366cm" draw:start-shape="id5" draw:start-glue-point="0" draw:end-shape="id4" draw:end-glue-point="2" svg:d="m17970 9525v-2159" svg:viewBox="0 0 1 2160">
          <text:p/>
        </draw:connector>
        <draw:connector draw:style-name="gr2" draw:text-style-name="P2" draw:layer="layout" svg:x1="12.291cm" svg:y1="11.303cm" svg:x2="15.113cm" svg:y2="10.287cm" draw:start-shape="id2" draw:start-glue-point="7" draw:end-shape="id5" draw:end-glue-point="3" svg:d="m12291 11303v-1016h2822" svg:viewBox="0 0 2823 1017">
          <text:p/>
        </draw:connector>
        <draw:connector draw:style-name="gr2" draw:text-style-name="P2" draw:layer="layout" svg:x1="22.669cm" svg:y1="3.937cm" svg:x2="17.97cm" svg:y2="5.842cm" draw:start-shape="id6" draw:start-glue-point="2" draw:end-shape="id4" svg:d="m22669 3937v953h-4699v952" svg:viewBox="0 0 4700 1906">
          <text:p/>
        </draw:connector>
        <draw:connector draw:style-name="gr2" draw:text-style-name="P2" draw:layer="layout" svg:x1="12.291cm" svg:y1="12.827cm" svg:x2="14.986cm" svg:y2="15.621cm" draw:start-shape="id2" draw:start-glue-point="8" draw:end-shape="id7" draw:end-glue-point="3" svg:d="m12291 12827v2794h2695" svg:viewBox="0 0 2696 2795">
          <text:p/>
        </draw:connector>
        <draw:connector draw:style-name="gr2" draw:text-style-name="P2" draw:layer="layout" svg:x1="17.843cm" svg:y1="14.859cm" svg:x2="17.97cm" svg:y2="11.049cm" draw:start-shape="id7" draw:start-glue-point="0" draw:end-shape="id5" draw:end-glue-point="2" svg:d="m17843 14859v-1905h127v-1905" svg:viewBox="0 0 128 3811">
          <text:p/>
        </draw:connector>
        <draw:connector draw:style-name="gr2" draw:text-style-name="P2" draw:layer="layout" svg:x1="16.257cm" svg:y1="16.383cm" svg:x2="15.557cm" svg:y2="18.796cm" draw:start-shape="id7" draw:start-glue-point="4" draw:end-shape="id8" draw:end-glue-point="0" svg:d="m16257 16383v1207h-700v1206" svg:viewBox="0 0 701 2414">
          <text:p/>
        </draw:connector>
        <draw:connector draw:style-name="gr2" draw:text-style-name="P2" draw:layer="layout" svg:x1="19.557cm" svg:y1="14.859cm" svg:x2="22.288cm" svg:y2="13.335cm" draw:start-shape="id7" draw:start-glue-point="6" draw:end-shape="id9" draw:end-glue-point="2" svg:d="m19557 14859v-762h2731v-762" svg:viewBox="0 0 2732 1525">
          <text:p/>
        </draw:connector>
        <draw:frame draw:style-name="gr4" draw:text-style-name="P3" draw:layer="layout" svg:width="15.875cm" svg:height="1.393cm" svg:x="6.477cm" svg:y="0.889cm">
          <draw:text-box>
            <text:p text:style-name="P3"><text:span text:style-name="T2">“</text:span><text:span text:style-name="T2">Receptacle” project Dependency Diagram</text:span></text:p>
          </draw:text-box>
        </draw:frame>
        <draw:connector draw:style-name="gr2" draw:text-style-name="P2" draw:layer="layout" draw:line-skew="4.276cm" svg:x1="20.701cm" svg:y1="15.621cm" svg:x2="20.828cm" svg:y2="6.604cm" draw:start-shape="id7" draw:start-glue-point="1" draw:end-shape="id4" draw:end-glue-point="1" svg:d="m20701 15621h4953v-9017h-4826" svg:viewBox="0 0 4954 9018">
          <text:p/>
        </draw:connector>
        <draw:connector draw:style-name="gr2" draw:text-style-name="P2" draw:layer="layout" svg:x1="23.875cm" svg:y1="11.811cm" svg:x2="20.828cm" svg:y2="10.287cm" draw:start-shape="id9" draw:start-glue-point="4" draw:end-shape="id5" draw:end-glue-point="1" svg:d="m23875 11811v-1524h-3047" svg:viewBox="0 0 3048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ing_20_1" draw:fill-image-name="Bitmape_20_1" draw:fill-image-width="0cm" draw:fill-image-height="0cm" draw:shadow-offset-x="0.203cm" draw:shadow-offset-y="0.203cm"/>
      <style:text-properties fo:color="#000000" fo:font-weight="bold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iam </meta:initial-creator>
    <meta:creation-date>2014-02-27T20:26:30.774876931</meta:creation-date>
    <dc:date>2014-02-28T00:11:34.251672192</dc:date>
    <dc:creator>William </dc:creator>
    <meta:editing-duration>PT52M44S</meta:editing-duration>
    <meta:editing-cycles>27</meta:editing-cycles>
    <meta:generator>LibreOffice/4.1.3.2$Linux_X86_64 LibreOffice_project/410m0$Build-2</meta:generator>
    <meta:document-statistic meta:object-count="22"/>
  </office:meta>
</office:document-meta>
</file>